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045" officeooo:paragraph-rsid="00071045"/>
    </style:style>
    <style:style style:name="P2" style:family="paragraph" style:parent-style-name="Standard">
      <style:text-properties officeooo:rsid="00123de1" officeooo:paragraph-rsid="00174aa1"/>
    </style:style>
    <style:style style:name="P3" style:family="paragraph" style:parent-style-name="Standard">
      <style:text-properties officeooo:rsid="00193cd1" officeooo:paragraph-rsid="00193cd1"/>
    </style:style>
    <style:style style:name="P4" style:family="paragraph" style:parent-style-name="Standard">
      <style:text-properties officeooo:rsid="002bfb89" officeooo:paragraph-rsid="002bfb89"/>
    </style:style>
    <style:style style:name="T1" style:family="text">
      <style:text-properties officeooo:rsid="00174aa1"/>
    </style:style>
    <style:style style:name="T2" style:family="text">
      <style:text-properties officeooo:rsid="0008ce0b"/>
    </style:style>
    <style:style style:name="T3" style:family="text">
      <style:text-properties officeooo:rsid="000ab7b6"/>
    </style:style>
    <style:style style:name="T4" style:family="text">
      <style:text-properties officeooo:rsid="000ac470"/>
    </style:style>
    <style:style style:name="T5" style:family="text">
      <style:text-properties officeooo:rsid="000c2b86"/>
    </style:style>
    <style:style style:name="T6" style:family="text">
      <style:text-properties officeooo:rsid="000c9e03"/>
    </style:style>
    <style:style style:name="T7" style:family="text">
      <style:text-properties officeooo:rsid="000e6dd9"/>
    </style:style>
    <style:style style:name="T8" style:family="text">
      <style:text-properties officeooo:rsid="00102f07"/>
    </style:style>
    <style:style style:name="T9" style:family="text">
      <style:text-properties officeooo:rsid="00107276"/>
    </style:style>
    <style:style style:name="T10" style:family="text">
      <style:text-properties officeooo:rsid="0010ac88"/>
    </style:style>
    <style:style style:name="T11" style:family="text">
      <style:text-properties officeooo:rsid="001137bb"/>
    </style:style>
    <style:style style:name="T12" style:family="text">
      <style:text-properties officeooo:rsid="0011e46a"/>
    </style:style>
    <style:style style:name="T13" style:family="text">
      <style:text-properties officeooo:rsid="0013b120"/>
    </style:style>
    <style:style style:name="T14" style:family="text">
      <style:text-properties officeooo:rsid="00156d30"/>
    </style:style>
    <style:style style:name="T15" style:family="text">
      <style:text-properties officeooo:rsid="0015f83b"/>
    </style:style>
    <style:style style:name="T16" style:family="text">
      <style:text-properties officeooo:rsid="0016083c"/>
    </style:style>
    <style:style style:name="T17" style:family="text">
      <style:text-properties officeooo:rsid="00132d98"/>
    </style:style>
    <style:style style:name="T18" style:family="text">
      <style:text-properties officeooo:rsid="001334e6"/>
    </style:style>
    <style:style style:name="T19" style:family="text">
      <style:text-properties officeooo:rsid="0013a3e3"/>
    </style:style>
    <style:style style:name="T20" style:family="text">
      <style:text-properties officeooo:rsid="00143b5f"/>
    </style:style>
    <style:style style:name="T21" style:family="text">
      <style:text-properties officeooo:rsid="00153412"/>
    </style:style>
    <style:style style:name="T22" style:family="text">
      <style:text-properties officeooo:rsid="0017016d"/>
    </style:style>
    <style:style style:name="T23" style:family="text">
      <style:text-properties officeooo:rsid="0019c72e"/>
    </style:style>
    <style:style style:name="T24" style:family="text">
      <style:text-properties officeooo:rsid="001b0ef9"/>
    </style:style>
    <style:style style:name="T25" style:family="text">
      <style:text-properties officeooo:rsid="001c4674"/>
    </style:style>
    <style:style style:name="T26" style:family="text">
      <style:text-properties officeooo:rsid="001dd40f"/>
    </style:style>
    <style:style style:name="T27" style:family="text">
      <style:text-properties officeooo:rsid="001ea433"/>
    </style:style>
    <style:style style:name="T28" style:family="text">
      <style:text-properties officeooo:rsid="001eac06"/>
    </style:style>
    <style:style style:name="T29" style:family="text">
      <style:text-properties officeooo:rsid="001f26e3"/>
    </style:style>
    <style:style style:name="T30" style:family="text">
      <style:text-properties officeooo:rsid="002121a5"/>
    </style:style>
    <style:style style:name="T31" style:family="text">
      <style:text-properties officeooo:rsid="0022dd14"/>
    </style:style>
    <style:style style:name="T32" style:family="text">
      <style:text-properties officeooo:rsid="00244291"/>
    </style:style>
    <style:style style:name="T33" style:family="text">
      <style:text-properties officeooo:rsid="001a64ce"/>
    </style:style>
    <style:style style:name="T34" style:family="text">
      <style:text-properties officeooo:rsid="001bd6da"/>
    </style:style>
    <style:style style:name="T35" style:family="text">
      <style:text-properties officeooo:rsid="001d9f95"/>
    </style:style>
    <style:style style:name="T36" style:family="text">
      <style:text-properties officeooo:rsid="001f4680"/>
    </style:style>
    <style:style style:name="T37" style:family="text">
      <style:text-properties officeooo:rsid="001fffed"/>
    </style:style>
    <style:style style:name="T38" style:family="text">
      <style:text-properties officeooo:rsid="0021c110"/>
    </style:style>
    <style:style style:name="T39" style:family="text">
      <style:text-properties officeooo:rsid="002201e3"/>
    </style:style>
    <style:style style:name="T40" style:family="text">
      <style:text-properties officeooo:rsid="00237fc7"/>
    </style:style>
    <style:style style:name="T41" style:family="text">
      <style:text-properties officeooo:rsid="0024d4b2"/>
    </style:style>
    <style:style style:name="T42" style:family="text">
      <style:text-properties officeooo:rsid="0025fef1"/>
    </style:style>
    <style:style style:name="T43" style:family="text">
      <style:text-properties officeooo:rsid="0027ee31"/>
    </style:style>
    <style:style style:name="T44" style:family="text">
      <style:text-properties officeooo:rsid="00297585"/>
    </style:style>
    <style:style style:name="T45" style:family="text">
      <style:text-properties officeooo:rsid="00298d27"/>
    </style:style>
    <style:style style:name="T46" style:family="text">
      <style:text-properties officeooo:rsid="0029c9ba"/>
    </style:style>
    <style:style style:name="T47" style:family="text">
      <style:text-properties officeooo:rsid="002a0021"/>
    </style:style>
    <style:style style:name="T48" style:family="text">
      <style:text-properties officeooo:rsid="002a488f"/>
    </style:style>
    <style:style style:name="T49" style:family="text">
      <style:text-properties officeooo:rsid="002bfb89"/>
    </style:style>
    <style:style style:name="T50" style:family="text">
      <style:text-properties officeooo:rsid="002c93c8"/>
    </style:style>
    <style:style style:name="T51" style:family="text">
      <style:text-properties officeooo:rsid="002e477f"/>
    </style:style>
    <style:style style:name="T52" style:family="text">
      <style:text-properties officeooo:rsid="002f0c69"/>
    </style:style>
    <style:style style:name="T53" style:family="text">
      <style:text-properties officeooo:rsid="002f56ea"/>
    </style:style>
    <style:style style:name="T54" style:family="text">
      <style:text-properties officeooo:rsid="0030366e"/>
    </style:style>
    <style:style style:name="T55" style:family="text">
      <style:text-properties officeooo:rsid="0030bf8c"/>
    </style:style>
    <style:style style:name="T56" style:family="text">
      <style:text-properties officeooo:rsid="0031face"/>
    </style:style>
    <style:style style:name="T57" style:family="text">
      <style:text-properties officeooo:rsid="0032de29"/>
    </style:style>
    <style:style style:name="T58" style:family="text">
      <style:text-properties officeooo:rsid="0033ba99"/>
    </style:style>
    <style:style style:name="T59" style:family="text">
      <style:text-properties officeooo:rsid="0034661d"/>
    </style:style>
    <style:style style:name="T60" style:family="text">
      <style:text-properties officeooo:rsid="0034ad3b"/>
    </style:style>
    <style:style style:name="T61" style:family="text">
      <style:text-properties officeooo:rsid="003636ca"/>
    </style:style>
    <style:style style:name="T62" style:family="text">
      <style:text-properties officeooo:rsid="00377e57"/>
    </style:style>
    <style:style style:name="T63" style:family="text">
      <style:text-properties officeooo:rsid="00380d67"/>
    </style:style>
    <style:style style:name="T64" style:family="text">
      <style:text-properties officeooo:rsid="0038ffbb"/>
    </style:style>
    <style:style style:name="T65" style:family="text">
      <style:text-properties officeooo:rsid="003ab9e8"/>
    </style:style>
    <style:style style:name="T66" style:family="text">
      <style:text-properties officeooo:rsid="003bf4ac"/>
    </style:style>
    <style:style style:name="T67" style:family="text">
      <style:text-properties officeooo:rsid="003c8db0"/>
    </style:style>
    <style:style style:name="T68" style:family="text">
      <style:text-properties officeooo:rsid="003cc6e3"/>
    </style:style>
    <style:style style:name="T69" style:family="text">
      <style:text-properties officeooo:rsid="003df9c8"/>
    </style:style>
    <style:style style:name="T70" style:family="text">
      <style:text-properties officeooo:rsid="003edd99"/>
    </style:style>
    <style:style style:name="T71" style:family="text">
      <style:text-properties officeooo:rsid="00404747"/>
    </style:style>
    <style:style style:name="T72" style:family="text">
      <style:text-properties officeooo:rsid="0040493f"/>
    </style:style>
    <style:style style:name="T73" style:family="text">
      <style:text-properties officeooo:rsid="0040b06d"/>
    </style:style>
    <style:style style:name="T74" style:family="text">
      <style:text-properties officeooo:rsid="0040b3e1"/>
    </style:style>
    <style:style style:name="T75" style:family="text">
      <style:text-properties officeooo:rsid="0041d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</text:span>wner, <text:span text:style-name="T2"><text:s/></text:span><text:span text:style-name="T3">date of birth, </text:span><text:span text:style-name="T4">post code, </text:span><text:span text:style-name="T5">at the bottom, at the top, sign, </text:span><text:span text:style-name="T6">surname, join, application form, fill in an applic</text:span><text:span text:style-name="T7">a</text:span><text:span text:style-name="T6">tion form, </text:span><text:span text:style-name="T7">driver’s license, </text:span><text:span text:style-name="T6"><text:s/></text:span><text:span text:style-name="T7">survey, conduct a survey, </text:span><text:span text:style-name="T8">prefer, </text:span><text:span text:style-name="T9">laugh, </text:span><text:span text:style-name="T10">punch line, </text:span><text:span text:style-name="T11">western, </text:span><text:span text:style-name="T12">musical, documentary, dolphin, except, </text:span><text:span text:style-name="T13">nearly, membership, fee, </text:span><text:span text:style-name="T14">have a look around, </text:span><text:span text:style-name="T15">keen, keen on something, </text:span><text:span text:style-name="T16">indoor, outdoor</text:span></text:p>
      <text:p text:style-name="P1"/>
      <text:p text:style-name="P2"><text:span text:style-name="T1">p</text:span>eak, in total, climb, route, <text:span text:style-name="T17">make a name, </text:span><text:span text:style-name="T18">taken aback, </text:span><text:span text:style-name="T19">outset, obvious, heavy snow, </text:span><text:span text:style-name="T20">heavy rain, </text:span><text:span text:style-name="T21">northern, southern, eastern, western, meadow, gorge, scenery, </text:span><text:span text:style-name="T22">disappoint, disappointment, </text:span><text:span text:style-name="T23">irritate, reluctant, </text:span><text:span text:style-name="T24">diversion, </text:span><text:span text:style-name="T25">derange, </text:span><text:span text:style-name="T26">purpose, </text:span><text:span text:style-name="T27">detour, make a detour, </text:span><text:span text:style-name="T28">accept, </text:span><text:span text:style-name="T29">suffer, </text:span><text:span text:style-name="T30">unique, demanding, summit, due to, because of, tiredness, </text:span><text:span text:style-name="T31">enjoyment, </text:span><text:span text:style-name="T32">predict, predictable, unpredictable</text:span></text:p>
      <text:p text:style-name="P2"/>
      <text:p text:style-name="P2"/>
      <text:p text:style-name="P2"/>
      <text:p text:style-name="P3">title, essay, <text:span text:style-name="T33">run into somebody, </text:span><text:span text:style-name="T34">opt for something, biology, geography, </text:span><text:span text:style-name="T35">list, </text:span><text:span text:style-name="T36">ahead, </text:span><text:span text:style-name="T37">in the afternoon, </text:span><text:span text:style-name="T38">in the morning, in the evening, </text:span><text:span text:style-name="T39">cassette recorder, </text:span><text:span text:style-name="T40">make notes, </text:span><text:span text:style-name="T41">approach, skim, </text:span><text:span text:style-name="T42">up to somebody, </text:span><text:span text:style-name="T43">revolution, </text:span><text:span text:style-name="T44">amazing, </text:span><text:span text:style-name="T45">period, behaviou</text:span><text:span text:style-name="T46">r, </text:span><text:span text:style-name="T47">sense of humor, </text:span><text:span text:style-name="T48">assign, assignment, </text:span><text:span text:style-name="T49">challenge, research</text:span></text:p>
      <text:p text:style-name="P3"/>
      <text:p text:style-name="P3"/>
      <text:p text:style-name="P4">duration, <text:span text:style-name="T50">entry, requirement, </text:span><text:span text:style-name="T51">physical, </text:span><text:span text:style-name="T52">degree, degree in psychology, </text:span><text:span text:style-name="T53">psychologist, psychiatrist, </text:span><text:span text:style-name="T54">recreation, </text:span><text:span text:style-name="T55">physical education, </text:span><text:span text:style-name="T56">entry requirement, </text:span><text:span text:style-name="T57">school leaver, </text:span><text:span text:style-name="T58">relevant, </text:span><text:span text:style-name="T59">component, </text:span><text:span text:style-name="T60">specific, </text:span><text:span text:style-name="T61">aware, design, </text:span><text:span text:style-name="T62">employ, employment, related, </text:span><text:span text:style-name="T63">diploma, hold a degree in something, </text:span><text:span text:style-name="T64">primary school, secondary school, prior, </text:span><text:span text:style-name="T65">require, acquire, applicant, range, wide range, prerequisite, </text:span><text:span text:style-name="T66">vocation, vocational, </text:span><text:span text:style-name="T67">quality, succeed, ordinary, </text:span><text:span text:style-name="T68">routine, </text:span><text:span text:style-name="T69">fitness, run a club, </text:span><text:span text:style-name="T70">counsel, </text:span><text:span text:style-name="T71">s</text:span><text:span text:style-name="T72">chedule, achieve, </text:span><text:span text:style-name="T73">improve, </text:span><text:span text:style-name="T74">instruct, posture, flexible, flexibility, authorities, </text:span><text:span text:style-name="T75">graduate stud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7:33:53.535976400</meta:creation-date>
    <dc:date>2026-02-06T22:08:15.573124400</dc:date>
    <meta:editing-duration>PT29M17S</meta:editing-duration>
    <meta:editing-cycles>61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4" meta:word-count="203" meta:character-count="1574" meta:non-whitespace-character-count="1373"/>
  </office:meta>
</office:document-meta>
</file>